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Utils.invokeMethod( Object object , String methodName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Utils.getAccessibleMethodFromInterfaceNest( Class cls , String methodName , Class [ ] parameterTyp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ethodUtils.invokeExactStaticMethod( Class cls , String methodName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Utils.invokeStaticMethod( Class cls , String methodName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Utils.getAccessibleMethod( Class cls , String methodName , Class [ ] parameter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Utils.invokeExactMethod( Object object , String methodName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Utils.invokeMethod( Object object , String methodName , Object [ ] args , Class [ ] parameter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thodUtils.invokeStaticMethod( Class cls , String methodName , Object [ ] args , Class [ ] parameter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thodUtils.invokeExactStaticMethod( Class cls , String methodName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Utils.invokeStaticMethod( Class cls , String methodName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Utils.getAccessibleMethod( Method 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thodUtils.getMatchingAccessibleMethod( Class cls , String methodName , Class [ ] parameterTyp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ethodUtils.invokeExactMethod( Object object , String methodName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Utils.Method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Utils.invokeMethod( Object object , String methodName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Utils.getAccessibleMethodFromSuperclass( Class cls , String methodName , Class [ ] parameter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thodUtils.invokeExactStaticMethod( Class cls , String methodName , Object [ ] args , Class [ ] parameter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thodUtils.invokeExactMethod( Object object , String methodName , Object [ ] args , Class [ ] parameter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thodUtils.getAccessibleMethod( Class cls , String methodName , Class parame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